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0.0055in" style:use-optimal-column-width="false"/>
    </style:style>
    <style:style style:name="TableColumn5" style:family="table-column">
      <style:table-column-properties style:column-width="4.1618in" style:use-optimal-column-width="false"/>
    </style:style>
    <style:style style:name="Table2" style:family="table">
      <style:table-properties style:width="6.925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text-properties fo:language="ru" fo:country="RU"/>
    </style:style>
    <style:style style:name="TableCell9" style:family="table-cell">
      <style:table-cell-properties fo:border="0.0034in solid #000000" fo:padding-top="0.0381in" fo:padding-left="0.0381in" fo:padding-bottom="0.0381in" fo:padding-right="0.0381in"/>
    </style:style>
    <style:style style:name="P10" style:parent-style-name="TableContents" style:family="paragraph">
      <style:text-properties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" style:parent-style-name="TableContents" style:family="paragraph">
      <style:text-properties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Обычный" style:family="paragraph">
      <style:paragraph-properties style:vertical-align="auto"/>
      <style:text-properties fo:hyphenate="true"/>
    </style:style>
    <style:style style:name="T24" style:parent-style-name="Основнойшрифтабзаца" style:family="text">
      <style:text-properties fo:font-weight="bold" style:font-weight-asian="bold" fo:language="ru" fo:country="RU"/>
    </style:style>
    <style:style style:name="T25" style:parent-style-name="Основнойшрифтабзаца" style:family="text">
      <style:text-properties fo:font-weight="bold" style:font-weight-asian="bold"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font-weight="bold" style:font-weight-asian="bold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font-weight="bold" style:font-weight-asian="bold"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P31" style:parent-style-name="Обычный" style:family="paragraph">
      <style:paragraph-properties style:vertical-align="auto"/>
      <style:text-properties fo:hyphenate="true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font-weight="bold" style:font-weight-asian="bold"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font-weight="bold" style:font-weight-asian="bold"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font-weight="bold" style:font-weight-asian="bold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font-weight="bold" style:font-weight-asian="bold"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font-weight="bold" style:font-weight-asian="bold"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font-weight="bold" style:font-weight-asian="bold"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font-weight="bold" style:font-weight-asian="bold"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fo:language="ru" fo:country="RU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" style:parent-style-name="TableContents" style:family="paragraph">
      <style:text-properties fo:language="ru" fo:country="RU"/>
    </style:style>
    <style:style style:name="P111" style:parent-style-name="TableContents" style:family="paragraph">
      <style:text-properties fo:language="ru" fo:country="RU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 fo:language="ru" fo:country="RU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fo:language="ru" fo:country="RU"/>
    </style:style>
    <style:style style:name="TableCell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" style:parent-style-name="TableContents" style:family="paragraph">
      <style:text-properties fo:language="ru" fo:country="RU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ableCell1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" style:parent-style-name="TableContents" style:list-style-name="LFO1" style:family="paragraph">
      <style:text-properties fo:language="ru" fo:country="RU"/>
    </style:style>
    <style:style style:name="P127" style:parent-style-name="TableContents" style:list-style-name="LFO1" style:family="paragraph">
      <style:text-properties fo:language="ru" fo:country="RU"/>
    </style:style>
    <style:style style:name="P128" style:parent-style-name="TableContents" style:list-style-name="LFO1" style:family="paragraph">
      <style:text-properties fo:language="ru" fo:country="RU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ableCell1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P151" style:parent-style-name="TableContents" style:family="paragraph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ableCell1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P169" style:parent-style-name="TableContents" style:family="paragraph">
      <style:text-properties fo:language="ru" fo:country="RU"/>
    </style:style>
    <style:style style:name="P170" style:parent-style-name="TableContents" style:family="paragraph">
      <style:text-properties fo:language="ru" fo:country="RU"/>
    </style:style>
    <style:style style:name="P171" style:parent-style-name="TableContents" style:family="paragraph">
      <style:text-properties fo:language="ru" fo:country="RU"/>
    </style:style>
    <style:style style:name="P172" style:parent-style-name="TableContents" style:family="paragraph">
      <style:text-properties fo:language="ru" fo:country="RU"/>
    </style:style>
    <style:style style:name="P173" style:parent-style-name="TableContents" style:family="paragraph">
      <style:text-properties fo:language="ru" fo:country="RU"/>
    </style:style>
    <style:style style:name="P17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Ф.И.О.</text:p>
          </table:table-cell>
          <table:table-cell table:style-name="TableCell9" table:number-columns-spanned="2">
            <text:p text:style-name="P10">Ефремова Анна Константиновна</text:p>
          </table:table-cell>
          <table:covered-table-cell/>
        </table:table-row>
        <table:table-row table:style-name="TableRow11">
          <table:table-cell table:style-name="TableCell12" table:number-columns-spanned="3">
            <text:p text:style-name="P13">Java</text:p>
          </table:table-cell>
          <table:covered-table-cell/>
          <table:covered-table-cell/>
        </table:table-row>
        <table:table-row table:style-name="TableRow14">
          <table:table-cell table:style-name="TableCell15" table:number-columns-spanned="2">
            <text:p text:style-name="P16">Что такое переопределение метода?</text:p>
          </table:table-cell>
          <table:covered-table-cell/>
          <table:table-cell table:style-name="TableCell17">
            <text:p text:style-name="P18">Переопределение метода –<text:s/>это изменение в классе-наследнике логики метода, определенного в базовом классе. При этом аргументы метода должны быть теми же, что у метода класса-родителя, тип возвращаемого значения должен быть таким же или совместимым, а модификатор – таким же или не строже. Переопределение методов – один из вариантов реализации полиморфизма, так как то, какой именно метод будет выполнен, определится во время выполнения программы в зависимости от реального типа переданного объекта.</text:p>
          </table:table-cell>
        </table:table-row>
        <table:table-row table:style-name="TableRow19">
          <table:table-cell table:style-name="TableCell20" table:number-columns-spanned="2">
            <text:p text:style-name="P21">Какие бывают виды классов?</text:p>
          </table:table-cell>
          <table:covered-table-cell/>
          <table:table-cell table:style-name="TableCell22">
            <text:p text:style-name="P23"><text:span text:style-name="T24">Абстрактны</text:span><text:span text:style-name="T25">е</text:span><text:span text:style-name="T26"><text:s/>классы, внешние (</text:span><text:span text:style-name="T27">обычные</text:span><text:span text:style-name="T28">) классы,<text:s/></text:span><text:span text:style-name="T29">вложенные</text:span><text:span text:style-name="T30"><text:s/>классы.</text:span></text:p>
            <text:p text:style-name="P31"><text:span text:style-name="T32">Вложенные классы делятся на 2 группы:<text:s/></text:span><text:span text:style-name="T33">нестатические</text:span><text:span text:style-name="T34"><text:s/>вложенные классы и<text:s/></text:span><text:span text:style-name="T35">статические</text:span><text:span text:style-name="T36"><text:s/>вложенные классы. Нестатические бывают<text:s/></text:span><text:span text:style-name="T37">локальные</text:span><text:span text:style-name="T38"><text:s/>и<text:s/></text:span><text:span text:style-name="T39">анонимные</text:span><text:span text:style-name="T40">. Л</text:span><text:span text:style-name="T41">о</text:span><text:span text:style-name="T42">кальные определяются обычно внутри метода, а ан</text:span><text:span text:style-name="T43">о</text:span><text:span text:style-name="T44">нимные<text:s/></text:span><text:span text:style-name="T45">объявляются на ходу через оператор<text:s/></text:span>new<text:span text:style-name="T46">, без присвоения вложенному классу имени.</text:span></text:p>
          </table:table-cell>
        </table:table-row>
        <table:table-row table:style-name="TableRow47">
          <table:table-cell table:style-name="TableCell48" table:number-columns-spanned="2">
            <text:p text:style-name="TableContents"><text:span text:style-name="T49">Как и зачем можно использовать модификатор<text:s/></text:span>final<text:span text:style-name="T50">?</text:span></text:p>
          </table:table-cell>
          <table:covered-table-cell/>
          <table:table-cell table:style-name="TableCell51">
            <text:p text:style-name="TableContents"><text:span text:style-name="T52">Модификатор<text:s/></text:span>final<text:span text:style-name="T53"><text:s/>может быть применен к классу, методу, полю, локальным переменным.<text:s/></text:span><text:span text:style-name="T54"><text:line-break/></text:span><text:span text:style-name="T55">Класс, помеченный словом<text:s/></text:span>final<text:span text:style-name="T56">, не может</text:span><text:span text:style-name="T57"><text:s/>иметь наследников.<text:s/></text:span><text:span text:style-name="T58"><text:line-break/></text:span><text:span text:style-name="T59">Метод с модификатором<text:s/></text:span>final<text:span text:style-name="T60"><text:s/>нельзя переопределить в классах-наследниках.<text:s/></text:span><text:span text:style-name="T61"><text:line-break/></text:span><text:span text:style-name="T62">Поле, помеченное словом<text:s/></text:span>final<text:span text:style-name="T63">, не может изменить свое значение после инициализации.<text:s/></text:span><text:span text:style-name="T64"><text:line-break/></text:span><text:span text:style-name="T65">Для ссылочных переменных слово<text:s/></text:span>final<text:span text:style-name="T66"><text:s/>означает, что после присвоения объекта,</text:span><text:span text:style-name="T67"><text:s/>нельзя изменить ссылку на данный объект. Ссылку изменить нельзя, но состояние объекта изменять можно.<text:s/></text:span><text:span text:style-name="T68"><text:line-break/></text:span><text:span text:style-name="T69">Локальные переменные, помеченные словом<text:s/></text:span>final<text:span text:style-name="T70">, не могут быть изменены после присвоения им значения.</text:span></text:p>
          </table:table-cell>
        </table:table-row>
        <table:table-row table:style-name="TableRow71">
          <table:table-cell table:style-name="TableCell72" table:number-columns-spanned="2">
            <text:p text:style-name="TableContents"><text:span text:style-name="T73">Какие есть варианты использования ключевого слова<text:s/></text:span>try<text:span text:style-name="T74">?</text:span></text:p>
          </table:table-cell>
          <table:covered-table-cell/>
          <table:table-cell table:style-name="TableCell75">
            <text:p text:style-name="TableContents"><text:span text:style-name="T76">Ключевое слово<text:s/></text:span>try<text:span text:style-name="T77"><text:s/>используется для обработки возможных исключительных ситуаций в коде. Для отметки начала блока кода, который потенциально может привести к ошибке, и обработки возможного исключения, может использоваться конструкция<text:s/></text:span>try<text:span text:style-name="T78">-</text:span>catch<text:span text:style-name="T79">-</text:span>finally<text:span text:style-name="T80">.</text:span><text:span text:style-name="T81"><text:line-break/></text:span><text:span text:style-name="T82">Для автоматического закрытия потоков или файлов внутри блока и обработки исключительных ситуаций при работе с ними:<text:s/></text:span>try<text:span text:style-name="T83">-</text:span>with<text:span text:style-name="T84">-</text:span>resources<text:span text:style-name="T85">.</text:span></text:p>
          </table:table-cell>
        </table:table-row>
        <text:soft-page-break/>
        <table:table-row table:style-name="TableRow86">
          <table:table-cell table:style-name="TableCell87" table:number-columns-spanned="2">
            <text:p text:style-name="TableContents"><text:span text:style-name="T88">Какие есть стандартные реализации интерфейса<text:s/></text:span>List<text:span text:style-name="T89"><text:s/>и в каких ситуациях их нужно использовать?</text:span></text:p>
          </table:table-cell>
          <table:covered-table-cell/>
          <table:table-cell table:style-name="TableCell90">
            <text:p text:style-name="TableContents"><text:span text:style-name="T91">ArrayList и LinkedList. В<text:s/></text:span><text:span text:style-name="T92">общем случае по производительности выигрывает ArrayList и лучше использовать его.</text:span><text:span text:style-name="T93"><text:line-break/></text:span><text:span text:style-name="T94">Однако,<text:s/></text:span><text:span text:style-name="T95">LinkedList</text:span><text:span text:style-name="T96"><text:s/>быстрее (и предпочтительнее) при многократных операциях вставки или удаления в середину массива, так как для этого потребуется лишь заменить 2 ссылки: на с</text:span><text:span text:style-name="T97">лед. и предыдущий элемент у 2 объектов,<text:s/></text:span><text:span text:style-name="T98"><text:line-break/></text:span><text:span text:style-name="T99">а<text:s/></text:span><text:span text:style-name="T100">ArrayList</text:span><text:span text:style-name="T101"><text:s/>быстрее при взятии и изменении элемента (операции get, set) в середине массива, так как в нем доступ к элементу осуществляется по индексу и эти операции осуществляются за константное время.<text:s/></text:span><text:span text:style-name="T102"><text:line-break/></text:span><text:span text:style-name="T103">В<text:s/></text:span><text:span text:style-name="T104">LinkedList</text:span><text:span text:style-name="T105"><text:s/>для получения элемента придется пройти последовательно по массиву (по ссылкам на следующий элемент) до нужного, то есть время доступа линейное.</text:span></text:p>
          </table:table-cell>
        </table:table-row>
        <table:table-row table:style-name="TableRow106">
          <table:table-cell table:style-name="TableCell107" table:number-columns-spanned="2">
            <text:p text:style-name="P108">В чём основная идея стримов из пакета java.util.stream?</text:p>
          </table:table-cell>
          <table:covered-table-cell/>
          <table:table-cell table:style-name="TableCell109">
            <text:p text:style-name="P110">Стримы созданы главным образом для работы с коллекциями в функциональном стиле, без использования итераторов. Стримы позволяют работать с коллекциями в параллельных потоках. Используя стримы, мы не задаем жесткий алгоритм работы с коллекцией («как»), а лишь декларируем, «что» нужно сделать, и стрим под капотом выполняет эту задачу наиболее оптимальным образом.</text:p>
            <text:p text:style-name="P111">С помощью стрима можно отфильтровать коллекцию, преобразовать её элементы, получить<text:s/>агрегатные значения.</text:p>
          </table:table-cell>
        </table:table-row>
        <table:table-row table:style-name="TableRow112">
          <table:table-cell table:style-name="TableCell113" table:number-columns-spanned="3">
            <text:p text:style-name="P114">Разное</text:p>
          </table:table-cell>
          <table:covered-table-cell/>
          <table:covered-table-cell/>
        </table:table-row>
        <table:table-row table:style-name="TableRow115">
          <table:table-cell table:style-name="TableCell116">
            <text:p text:style-name="P117">Каким критериям должна удовлетворять «хорошая» хэш-функция?</text:p>
          </table:table-cell>
          <table:table-cell table:style-name="TableCell118" table:number-columns-spanned="2">
            <text:p text:style-name="P119">«Хорошая» хэш-функция должна генерировать как можно меньше повторяющихся значений, во избежание коллизий.<text:s/>Также важна быстрота вычисления функции<text:s/>и отсутствие потребности в каких-то серьёзных ресурсах.</text:p>
          </table:table-cell>
          <table:covered-table-cell/>
        </table:table-row>
        <table:table-row table:style-name="TableRow120">
          <table:table-cell table:style-name="TableCell121">
            <text:p text:style-name="TableContents"><text:span text:style-name="T122">В чём причина популярности</text:span><text:span text:style-name="T123"><text:s/>и широкого распространения кодировки<text:s/></text:span>UTF<text:span text:style-name="T124">-8?</text:span></text:p>
          </table:table-cell>
          <table:table-cell table:style-name="TableCell125" table:number-columns-spanned="2">
            <text:list text:style-name="LFO1" text:continue-numbering="true">
              <text:list-item>
                <text:p text:style-name="P126">наиболее компактно позволяет хранить и передавать символы Юникода, используя для них 1-2, иногда до 4 байт, то есть экономит память.</text:p>
              </text:list-item>
              <text:list-item>
                <text:p text:style-name="P127">Обеспечивает полную обратную совместимость с кодировкой ASCII</text:p>
              </text:list-item>
              <text:list-item>
                <text:p text:style-name="P128">позволяет использовать сотни тысяч различных символов и отображать их одинаково на всех устройствах, в частности, корректно отображает русскоязычный текст</text:p>
              </text:list-item>
            </text:list>
          </table:table-cell>
          <table:covered-table-cell/>
        </table:table-row>
        <table:table-row table:style-name="TableRow129">
          <table:table-cell table:style-name="TableCell130">
            <text:p text:style-name="TableContents"><text:span text:style-name="T131">Сравните форматы<text:s/></text:span>XML<text:span text:style-name="T132"><text:s/>и<text:s/></text:span>JSON<text:span text:style-name="T133">. Когда какой использовать?</text:span></text:p>
          </table:table-cell>
          <table:table-cell table:style-name="TableCell134" table:number-columns-spanned="2">
            <text:p text:style-name="TableContents"><text:span text:style-name="T135">1.</text:span>XML<text:span text:style-name="T136"><text:s/>- это язык разметки, где все данные помещаются в тэги,<text:s/></text:span><text:span text:style-name="T137">а<text:s/></text:span>JSON<text:span text:style-name="T138"><text:s/>- это способ представления объектов, без лишней семантики, он имеет меньше избыточных повторений имен (тэгов в<text:s/></text:span>XML<text:span text:style-name="T139">) и поэтому экономит трафик при передаче данных в формате<text:s/></text:span>JSON<text:span text:style-name="T140">.</text:span></text:p>
            <text:p text:style-name="TableContents"><text:span text:style-name="T141">2.</text:span>JSON<text:span text:style-name="T142"><text:s/>– более понятен и читабелен, он имеет свою<text:s/></text:span><text:soft-page-break/><text:span text:style-name="T143">семантику: {} - это о</text:span><text:span text:style-name="T144">бъект, вложенность [] - это массив и т.д У языка<text:s/></text:span>XML<text:span text:style-name="T145"><text:s/>такой семантики нет, только имена тэгов.</text:span></text:p>
            <text:p text:style-name="TableContents"><text:span text:style-name="T146">3.</text:span>XML<text:span text:style-name="T147"><text:s/>появился намного раньше JSON и существует гораздо больше способов генерации XML, нежели JSON.</text:span></text:p>
            <text:p text:style-name="TableContents"><text:span text:style-name="T148">4.На стороне клиента проще обрабатывать данные в формате JSON,</text:span><text:span text:style-name="T149"><text:s/>чем в XML, т.к. проход по всем узлам дерева<text:s/></text:span>XML<text:span text:style-name="T150"><text:s/>более трудоемкий.</text:span></text:p>
            <text:p text:style-name="P151"/>
            <text:p text:style-name="TableContents">XML<text:span text:style-name="T152"><text:s/>позволяет обмениваться информацией между разными программами и поддерживается во многих платформах, отображает разметку документа, он не привязан к JavaScript и в общем случае можно от</text:span><text:span text:style-name="T153">дать предпочтение ему.</text:span><text:span text:style-name="T154"><text:line-break/></text:span><text:span text:style-name="T155">JSON же более удобен, когда данные генерируются для клиента на JavaScript и к тому же важно экономить трафик при передаче данных.</text:span></text:p>
          </table:table-cell>
          <table:covered-table-cell/>
        </table:table-row>
        <text:soft-page-break/>
        <table:table-row table:style-name="TableRow156">
          <table:table-cell table:style-name="TableCell157">
            <text:p text:style-name="TableContents"><text:span text:style-name="T158">Опишите что будет происходить «под капотом» после ввода адреса сайта в браузере и нажатия<text:s/></text:span>Enter<text:span text:style-name="T159">?</text:span></text:p>
          </table:table-cell>
          <table:table-cell table:style-name="TableCell160" table:number-columns-spanned="2">
            <text:p text:style-name="TableContents"><text:span text:style-name="T161">1.</text:span><text:span text:style-name="T162"><text:s/></text:span><text:span text:style-name="T163">Браузер проверяет, есть ли такой домен в своем кэше.<text:s/></text:span><text:span text:style-name="T164">Если не находит, отправляет запрос к<text:s/></text:span>DNS<text:span text:style-name="T165"><text:s/></text:span><text:span text:style-name="T166">серверу. Найдя нужный домен, узнаёт<text:s/></text:span><text:span text:style-name="T167">IP-адрес<text:s/></text:span><text:span text:style-name="T168">сайта.</text:span></text:p>
            <text:p text:style-name="P169">2. Браузер устанавливает соединение с нужным сервером по найденному<text:s/>IP-адресу. Обычно это происходит с использованием протокола<text:s/>TCP .</text:p>
            <text:p text:style-name="P170">3. После установки соединения браузер отправляет серверу запрос на получение данных для отображения страницы. Это может быть<text:s/>GET- или POST-запрос.</text:p>
            <text:p text:style-name="P171">4. Сервер обрабатывает запрос, обрабатывает его и собирает ответ.</text:p>
            <text:p text:style-name="P172">5. Сервер отправляет ответ браузеру.</text:p>
            <text:p text:style-name="P173">6. Браузер обрабатывает этот ответ и рисует веб-страницу, обмениваясь информацией с сервером для получения разных элементов – картинок, файлов и т.д.</text:p>
          </table:table-cell>
          <table:covered-table-cell/>
        </table:table-row>
      </table:table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violet_text" style:display-name="violet_text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na</meta:initial-creator>
    <dc:creator>Anna</dc:creator>
    <meta:creation-date>2017-10-20T23:40:00Z</meta:creation-date>
    <dc:date>2021-03-14T21:59:00Z</dc:date>
    <meta:template xlink:href="Normal.dotm" xlink:type="simple"/>
    <meta:editing-cycles>10</meta:editing-cycles>
    <meta:editing-duration>PT70080S</meta:editing-duration>
    <meta:document-statistic meta:page-count="3" meta:paragraph-count="11" meta:word-count="884" meta:character-count="5917" meta:row-count="42" meta:non-whitespace-character-count="5044"/>
  </office:meta>
</office:document-meta>
</file>